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P2" style:family="paragraph" style:parent-style-name="Subtitle">
      <style:paragraph-properties fo:break-before="auto" style:writing-mode="lr-tb"/>
    </style:style>
    <style:style style:name="T2_1" style:family="text"/>
    <style:style style:name="P3" style:family="paragraph" style:parent-style-name="Standard">
      <style:paragraph-properties fo:break-before="auto" style:writing-mode="lr-tb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text-underline-style="solid" style:text-underline-color="font-color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" style:family="paragraph" style:parent-style-name="Heading_20_1">
      <style:paragraph-properties fo:break-before="auto" fo:margin-top="0.847cm" fo:margin-bottom="0.212cm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break-before="auto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T7_187" style:family="text"/>
    <style:style style:name="T7_188" style:family="text"/>
    <style:style style:name="T7_189" style:family="text"/>
    <style:style style:name="T7_190" style:family="text"/>
    <style:style style:name="T7_191" style:family="text"/>
    <style:style style:name="T7_192" style:family="text"/>
    <style:style style:name="T7_193" style:family="text"/>
    <style:style style:name="T7_194" style:family="text"/>
    <style:style style:name="T7_195" style:family="text"/>
    <style:style style:name="T7_196" style:family="text"/>
    <style:style style:name="T7_197" style:family="text"/>
    <style:style style:name="T7_198" style:family="text"/>
    <style:style style:name="T7_199" style:family="text"/>
    <style:style style:name="T7_200" style:family="text"/>
    <style:style style:name="T7_201" style:family="text"/>
    <style:style style:name="T7_202" style:family="text"/>
    <style:style style:name="T7_203" style:family="text"/>
    <style:style style:name="T7_204" style:family="text"/>
    <style:style style:name="T7_205" style:family="text"/>
    <style:style style:name="T7_206" style:family="text"/>
    <style:style style:name="T7_207" style:family="text"/>
    <style:style style:name="T7_208" style:family="text"/>
    <style:style style:name="T7_209" style:family="text"/>
    <style:style style:name="T7_210" style:family="text"/>
    <style:style style:name="T7_211" style:family="text"/>
    <style:style style:name="T7_212" style:family="text"/>
    <style:style style:name="T7_213" style:family="text"/>
    <style:style style:name="T7_214" style:family="text"/>
    <style:style style:name="T7_215" style:family="text"/>
    <style:style style:name="T7_216" style:family="text"/>
    <style:style style:name="T7_217" style:family="text"/>
    <style:style style:name="T7_218" style:family="text"/>
    <style:style style:name="T7_219" style:family="text"/>
    <style:style style:name="T7_220" style:family="text"/>
    <style:style style:name="T7_221" style:family="text"/>
    <style:style style:name="T7_222" style:family="text"/>
    <style:style style:name="T7_223" style:family="text"/>
    <style:style style:name="T7_224" style:family="text"/>
    <style:style style:name="T7_225" style:family="text"/>
    <style:style style:name="T7_226" style:family="text"/>
    <style:style style:name="T7_227" style:family="text"/>
    <style:style style:name="T7_228" style:family="text"/>
    <style:style style:name="T7_229" style:family="text"/>
    <style:style style:name="T7_230" style:family="text"/>
    <style:style style:name="T7_231" style:family="text"/>
    <style:style style:name="T7_232" style:family="text"/>
    <style:style style:name="T7_233" style:family="text"/>
    <style:style style:name="T7_234" style:family="text"/>
    <style:style style:name="T7_235" style:family="text"/>
    <style:style style:name="T7_236" style:family="text"/>
    <style:style style:name="T7_237" style:family="text"/>
    <style:style style:name="T7_238" style:family="text"/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9" style:family="paragraph" style:parent-style-name="Heading_20_1">
      <style:paragraph-properties fo:break-before="auto" fo:margin-top="0.847cm" fo:margin-bottom="0.212cm" style:writing-mode="lr-tb"/>
    </style:style>
    <style:style style:name="T9_1" style:family="text"/>
    <style:style style:name="T9_2" style:family="text"/>
    <style:style style:name="T9_3" style:family="text"/>
    <style:style style:name="P10" style:family="paragraph" style:parent-style-name="Standard">
      <style:paragraph-properties fo:break-before="auto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T10_175" style:family="text"/>
    <style:style style:name="T10_176" style:family="text"/>
    <style:style style:name="T10_177" style:family="text"/>
    <style:style style:name="T10_178" style:family="text"/>
    <style:style style:name="T10_179" style:family="text"/>
    <style:style style:name="T10_180" style:family="text"/>
    <style:style style:name="T10_181" style:family="text"/>
    <style:style style:name="T10_182" style:family="text"/>
    <style:style style:name="T10_183" style:family="text"/>
    <style:style style:name="T10_184" style:family="text"/>
    <style:style style:name="T10_185" style:family="text"/>
    <style:style style:name="T10_186" style:family="text"/>
    <style:style style:name="T10_187" style:family="text"/>
    <style:style style:name="T10_188" style:family="text"/>
    <style:style style:name="T10_189" style:family="text"/>
    <style:style style:name="T10_190" style:family="text"/>
    <style:style style:name="T10_191" style:family="text"/>
    <style:style style:name="T10_192" style:family="text"/>
    <style:style style:name="T10_193" style:family="text"/>
    <style:style style:name="T10_194" style:family="text"/>
    <style:style style:name="T10_195" style:family="text"/>
    <style:style style:name="T10_196" style:family="text"/>
    <style:style style:name="T10_197" style:family="text"/>
    <style:style style:name="T10_198" style:family="text"/>
    <style:style style:name="T10_199" style:family="text"/>
    <style:style style:name="T10_200" style:family="text"/>
    <style:style style:name="T10_201" style:family="text"/>
    <style:style style:name="T10_202" style:family="text"/>
    <style:style style:name="T10_203" style:family="text"/>
    <style:style style:name="T10_204" style:family="text"/>
    <style:style style:name="T10_205" style:family="text"/>
    <style:style style:name="T10_206" style:family="text"/>
    <style:style style:name="T10_207" style:family="text"/>
    <style:style style:name="T10_208" style:family="text"/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2" style:family="paragraph" style:parent-style-name="Heading_20_1">
      <style:paragraph-properties fo:break-before="auto" fo:margin-top="0.847cm" fo:margin-bottom="0.212cm" style:writing-mode="lr-tb"/>
    </style:style>
    <style:style style:name="T12_1" style:family="text"/>
    <style:style style:name="T12_2" style:family="text"/>
    <style:style style:name="T12_3" style:family="text"/>
    <style:style style:name="P13" style:family="paragraph" style:parent-style-name="Standard">
      <style:paragraph-properties fo:break-before="auto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6" style:family="paragraph" style:parent-style-name="Heading_20_1">
      <style:paragraph-properties fo:break-before="auto" fo:margin-top="0.847cm" fo:margin-bottom="0.212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P17" style:family="paragraph" style:parent-style-name="Standard">
      <style:paragraph-properties fo:break-before="auto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T17_125" style:family="text"/>
    <style:style style:name="T17_126" style:family="text"/>
    <style:style style:name="T17_127" style:family="text"/>
    <style:style style:name="T17_128" style:family="text"/>
    <style:style style:name="T17_129" style:family="text"/>
    <style:style style:name="T17_130" style:family="text"/>
    <style:style style:name="T17_131" style:family="text"/>
    <style:style style:name="T17_132" style:family="text"/>
    <style:style style:name="T17_133" style:family="text"/>
    <style:style style:name="T17_134" style:family="text"/>
    <style:style style:name="T17_135" style:family="text"/>
    <style:style style:name="T17_136" style:family="text"/>
    <style:style style:name="T17_137" style:family="text"/>
    <style:style style:name="T17_138" style:family="text"/>
    <style:style style:name="T17_139" style:family="text"/>
    <style:style style:name="T17_140" style:family="text"/>
    <style:style style:name="T17_141" style:family="text"/>
    <style:style style:name="T17_142" style:family="text"/>
    <style:style style:name="T17_143" style:family="text"/>
    <style:style style:name="T17_144" style:family="text"/>
    <style:style style:name="T17_145" style:family="text"/>
    <style:style style:name="T17_146" style:family="text"/>
    <style:style style:name="T17_147" style:family="text"/>
    <style:style style:name="T17_148" style:family="text"/>
    <style:style style:name="T17_149" style:family="text"/>
    <style:style style:name="T17_150" style:family="text"/>
    <style:style style:name="T17_151" style:family="text"/>
    <style:style style:name="T17_152" style:family="text"/>
    <style:style style:name="T17_153" style:family="text"/>
    <style:style style:name="T17_154" style:family="text"/>
    <style:style style:name="T17_155" style:family="text"/>
    <style:style style:name="T17_156" style:family="text"/>
    <style:style style:name="T17_157" style:family="text"/>
    <style:style style:name="T17_158" style:family="text"/>
    <style:style style:name="T17_159" style:family="text"/>
    <style:style style:name="T17_160" style:family="text"/>
    <style:style style:name="T17_161" style:family="text"/>
    <style:style style:name="T17_162" style:family="text"/>
    <style:style style:name="T17_163" style:family="text"/>
    <style:style style:name="T17_164" style:family="text"/>
    <style:style style:name="T17_165" style:family="text"/>
    <style:style style:name="T17_166" style:family="text"/>
    <style:style style:name="T17_167" style:family="text"/>
    <style:style style:name="T17_168" style:family="text"/>
    <style:style style:name="T17_169" style:family="text"/>
    <style:style style:name="T17_170" style:family="text"/>
    <style:style style:name="T17_171" style:family="text"/>
    <style:style style:name="T17_172" style:family="text"/>
    <style:style style:name="T17_173" style:family="text"/>
    <style:style style:name="T17_174" style:family="text"/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9" style:family="paragraph" style:parent-style-name="Heading_20_1">
      <style:paragraph-properties fo:break-before="auto" fo:margin-top="0.847cm" fo:margin-bottom="0.212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P20" style:family="paragraph" style:parent-style-name="Standard">
      <style:paragraph-properties fo:break-before="auto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T20_130" style:family="text"/>
    <style:style style:name="T20_131" style:family="text"/>
    <style:style style:name="T20_132" style:family="text"/>
    <style:style style:name="T20_133" style:family="text"/>
    <style:style style:name="T20_134" style:family="text"/>
    <style:style style:name="T20_135" style:family="text"/>
    <style:style style:name="T20_136" style:family="text"/>
    <style:style style:name="T20_137" style:family="text"/>
    <style:style style:name="T20_138" style:family="text"/>
    <style:style style:name="T20_139" style:family="text"/>
    <style:style style:name="T20_140" style:family="text"/>
    <style:style style:name="T20_141" style:family="text"/>
    <style:style style:name="T20_142" style:family="text"/>
    <style:style style:name="T20_143" style:family="text"/>
    <style:style style:name="T20_144" style:family="text"/>
    <style:style style:name="T20_145" style:family="text"/>
    <style:style style:name="T20_146" style:family="text"/>
    <style:style style:name="T20_147" style:family="text"/>
    <style:style style:name="T20_148" style:family="text"/>
    <style:style style:name="T20_149" style:family="text"/>
    <style:style style:name="T20_150" style:family="text"/>
    <style:style style:name="T20_151" style:family="text"/>
    <style:style style:name="T20_152" style:family="text"/>
    <style:style style:name="T20_153" style:family="text"/>
    <style:style style:name="T20_154" style:family="text"/>
    <style:style style:name="T20_155" style:family="text"/>
    <style:style style:name="T20_156" style:family="text"/>
    <style:style style:name="T20_157" style:family="text"/>
    <style:style style:name="T20_158" style:family="text"/>
    <style:style style:name="T20_159" style:family="text"/>
    <style:style style:name="T20_160" style:family="text"/>
    <style:style style:name="T20_161" style:family="text"/>
    <style:style style:name="T20_162" style:family="text"/>
    <style:style style:name="T20_163" style:family="text"/>
    <style:style style:name="T20_164" style:family="text"/>
    <style:style style:name="T20_165" style:family="text"/>
    <style:style style:name="T20_166" style:family="text"/>
    <style:style style:name="T20_167" style:family="text"/>
    <style:style style:name="T20_168" style:family="text"/>
    <style:style style:name="T20_169" style:family="text"/>
    <style:style style:name="T20_170" style:family="text"/>
    <style:style style:name="T20_171" style:family="text"/>
    <style:style style:name="T20_172" style:family="text"/>
    <style:style style:name="T20_173" style:family="text"/>
    <style:style style:name="T20_174" style:family="text"/>
    <style:style style:name="T20_175" style:family="text"/>
    <style:style style:name="T20_176" style:family="text"/>
    <style:style style:name="T20_177" style:family="text"/>
    <style:style style:name="T20_178" style:family="text"/>
    <style:style style:name="T20_179" style:family="text"/>
    <style:style style:name="T20_180" style:family="text"/>
    <style:style style:name="T20_181" style:family="text"/>
    <style:style style:name="T20_182" style:family="text"/>
    <style:style style:name="T20_183" style:family="text"/>
    <style:style style:name="T20_184" style:family="text"/>
    <style:style style:name="T20_185" style:family="text"/>
    <style:style style:name="T20_186" style:family="text"/>
    <style:style style:name="T20_187" style:family="text"/>
    <style:style style:name="T20_188" style:family="text"/>
    <style:style style:name="T20_189" style:family="text"/>
    <style:style style:name="T20_190" style:family="text"/>
    <style:style style:name="T20_191" style:family="text"/>
    <style:style style:name="T20_192" style:family="text"/>
    <style:style style:name="T20_193" style:family="text"/>
    <style:style style:name="T20_194" style:family="text"/>
    <style:style style:name="T20_195" style:family="text"/>
    <style:style style:name="T20_196" style:family="text"/>
    <style:style style:name="T20_197" style:family="text"/>
    <style:style style:name="T20_198" style:family="text"/>
    <style:style style:name="T20_199" style:family="text"/>
    <style:style style:name="T20_200" style:family="text"/>
    <style:style style:name="T20_201" style:family="text"/>
    <style:style style:name="T20_202" style:family="text"/>
    <style:style style:name="T20_203" style:family="text"/>
    <style:style style:name="T20_204" style:family="text"/>
    <style:style style:name="T20_205" style:family="text"/>
    <style:style style:name="T20_206" style:family="text"/>
    <style:style style:name="T20_207" style:family="text"/>
    <style:style style:name="T20_208" style:family="text"/>
    <style:style style:name="T20_209" style:family="text"/>
    <style:style style:name="T20_210" style:family="text"/>
    <style:style style:name="T20_211" style:family="text"/>
    <style:style style:name="T20_212" style:family="text"/>
    <style:style style:name="T20_213" style:family="text"/>
    <style:style style:name="T20_214" style:family="text"/>
    <style:style style:name="T20_215" style:family="text"/>
    <style:style style:name="T20_216" style:family="text"/>
    <style:style style:name="T20_217" style:family="text"/>
    <style:style style:name="T20_218" style:family="text"/>
    <style:style style:name="T20_219" style:family="text"/>
    <style:style style:name="T20_220" style:family="text"/>
    <style:style style:name="T20_221" style:family="text"/>
    <style:style style:name="T20_222" style:family="text"/>
    <style:style style:name="T20_223" style:family="text"/>
    <style:style style:name="T20_224" style:family="text"/>
    <style:style style:name="T20_225" style:family="text"/>
    <style:style style:name="T20_226" style:family="text"/>
    <style:style style:name="T20_227" style:family="text"/>
    <style:style style:name="T20_228" style:family="text"/>
    <style:style style:name="T20_229" style:family="text"/>
    <style:style style:name="T20_230" style:family="text"/>
    <style:style style:name="T20_231" style:family="text"/>
    <style:style style:name="T20_232" style:family="text"/>
    <style:style style:name="T20_233" style:family="text"/>
    <style:style style:name="T20_234" style:family="text"/>
    <style:style style:name="T20_235" style:family="text"/>
    <style:style style:name="T20_236" style:family="text"/>
    <style:style style:name="T20_237" style:family="text"/>
    <style:style style:name="T20_238" style:family="text"/>
    <style:style style:name="T20_239" style:family="text"/>
    <style:style style:name="T20_240" style:family="text"/>
    <style:style style:name="T20_241" style:family="text"/>
    <style:style style:name="T20_242" style:family="text"/>
    <style:style style:name="T20_243" style:family="text"/>
    <style:style style:name="T20_244" style:family="text"/>
    <style:style style:name="T20_245" style:family="text"/>
    <style:style style:name="T20_246" style:family="text"/>
    <style:style style:name="T20_247" style:family="text"/>
    <style:style style:name="T20_248" style:family="text"/>
    <style:style style:name="T20_249" style:family="text"/>
    <style:style style:name="T20_250" style:family="text"/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2" style:family="paragraph" style:parent-style-name="Heading_20_1">
      <style:paragraph-properties fo:break-before="auto" fo:margin-top="0.847cm" fo:margin-bottom="0.212cm" style:writing-mode="lr-tb"/>
    </style:style>
    <style:style style:name="T22_1" style:family="text"/>
    <style:style style:name="P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T23_109" style:family="text"/>
    <style:style style:name="T23_110" style:family="text"/>
    <style:style style:name="T23_111" style:family="text"/>
    <style:style style:name="T23_112" style:family="text"/>
    <style:style style:name="T23_113" style:family="text"/>
    <style:style style:name="T23_114" style:family="text"/>
    <style:style style:name="T23_115" style:family="text"/>
    <style:style style:name="T23_116" style:family="text"/>
    <style:style style:name="T23_117" style:family="text"/>
    <style:style style:name="T23_118" style:family="text"/>
    <style:style style:name="T23_119" style:family="text"/>
    <style:style style:name="T23_120" style:family="text"/>
    <style:style style:name="T23_121" style:family="text"/>
    <style:style style:name="T23_122" style:family="text"/>
    <style:style style:name="T23_123" style:family="text"/>
    <style:style style:name="T23_124" style:family="text"/>
    <style:style style:name="T23_125" style:family="text"/>
    <style:style style:name="T23_126" style:family="text"/>
    <style:style style:name="T23_127" style:family="text"/>
    <style:style style:name="T23_128" style:family="text"/>
    <style:style style:name="T23_129" style:family="text"/>
    <style:style style:name="T23_130" style:family="text"/>
    <style:style style:name="T23_131" style:family="text"/>
    <style:style style:name="T23_132" style:family="text"/>
    <style:style style:name="T23_133" style:family="text"/>
    <style:style style:name="T23_134" style:family="text"/>
    <style:style style:name="T23_135" style:family="text"/>
    <style:style style:name="T23_136" style:family="text"/>
    <style:style style:name="T23_137" style:family="text"/>
    <style:style style:name="T23_138" style:family="text"/>
    <style:style style:name="T23_139" style:family="text"/>
    <style:style style:name="T23_140" style:family="text"/>
    <style:style style:name="T23_141" style:family="text"/>
    <style:style style:name="T23_142" style:family="text"/>
    <style:style style:name="T23_143" style:family="text"/>
    <style:style style:name="T23_144" style:family="text"/>
    <style:style style:name="T23_145" style:family="text"/>
    <style:style style:name="T23_146" style:family="text"/>
    <style:style style:name="T23_147" style:family="text"/>
    <style:style style:name="T23_148" style:family="text"/>
    <style:style style:name="T23_149" style:family="text"/>
    <style:style style:name="T23_150" style:family="text"/>
    <style:style style:name="T23_151" style:family="text"/>
    <style:style style:name="T23_152" style:family="text"/>
    <style:style style:name="T23_153" style:family="text"/>
    <style:style style:name="T23_154" style:family="text"/>
    <style:style style:name="T23_155" style:family="text"/>
    <style:style style:name="T23_156" style:family="text"/>
    <style:style style:name="T23_157" style:family="text"/>
    <style:style style:name="T23_158" style:family="text"/>
    <style:style style:name="T23_159" style:family="text"/>
    <style:style style:name="T23_160" style:family="text"/>
    <style:style style:name="T23_161" style:family="text"/>
    <style:style style:name="T23_162" style:family="text"/>
    <style:style style:name="T23_163" style:family="text"/>
    <style:style style:name="T23_164" style:family="text"/>
    <style:style style:name="T23_165" style:family="text"/>
    <style:style style:name="T23_166" style:family="text"/>
    <style:style style:name="T23_167" style:family="text"/>
    <style:style style:name="T23_168" style:family="text"/>
    <style:style style:name="T23_169" style:family="text"/>
    <style:style style:name="T23_170" style:family="text"/>
    <style:style style:name="T23_171" style:family="text"/>
    <style:style style:name="T23_172" style:family="text"/>
    <style:style style:name="T23_173" style:family="text"/>
    <style:style style:name="T23_174" style:family="text"/>
    <style:style style:name="T23_175" style:family="text"/>
    <style:style style:name="T23_176" style:family="text"/>
    <style:style style:name="T23_177" style:family="text"/>
    <style:style style:name="T23_178" style:family="text"/>
    <style:style style:name="T23_179" style:family="text"/>
    <style:style style:name="T23_180" style:family="text"/>
  </office:automatic-styles>
  <office:body>
    <office:text>
      <text:p text:style-name="P1"><text:bookmark-start text:name="h.oedj7q738nqf"/><text:bookmark-end text:name="h.oedj7q738nqf"/><text:span text:style-name="T1_1">INTERPOLATETITLE</text:span><text:span text:style-name="T1_2"><text:s/></text:span></text:p>
      <text:p text:style-name="P2"><text:bookmark-start text:name="h.gjuyvz4bqhg2"/><text:bookmark-end text:name="h.gjuyvz4bqhg2"/><text:span text:style-name="T2_1">INTERPOLATESUB</text:span></text:p>
      <text:p text:style-name="P3"/>
      <text:p text:style-name="P4"><text:span text:style-name="T4_1">DELETEME</text:span></text:p>
      <text:p text:style-name="P5"/>
      <text:h text:style-name="P6" text:outline-level="10"><text:span text:style-name="T6_1">Cupcake</text:span><text:span text:style-name="T6_2"><text:s/></text:span><text:span text:style-name="T6_3">Ipsum</text:span></text:h>
      <text:p text:style-name="P7"><text:span text:style-name="T7_1">Cupcake</text:span><text:span text:style-name="T7_2"><text:s/></text:span><text:span text:style-name="T7_3">ipsum</text:span><text:span text:style-name="T7_4"><text:s/></text:span><text:span text:style-name="T7_5">dolor</text:span><text:span text:style-name="T7_6"><text:s/></text:span><text:span text:style-name="T7_7">sit</text:span><text:span text:style-name="T7_8"><text:s/></text:span><text:span text:style-name="T7_9">amet</text:span><text:span text:style-name="T7_10"><text:s/></text:span><text:span text:style-name="T7_11">pie</text:span><text:span text:style-name="T7_12"><text:s/></text:span><text:span text:style-name="T7_13">jujubes</text:span><text:span text:style-name="T7_14">.<text:s/></text:span><text:span text:style-name="T7_15">Danish</text:span><text:span text:style-name="T7_16"><text:s/></text:span><text:span text:style-name="T7_17">candy</text:span><text:span text:style-name="T7_18"><text:s/></text:span><text:span text:style-name="T7_19">canes</text:span><text:span text:style-name="T7_20"><text:s/></text:span><text:span text:style-name="T7_21">liquorice</text:span><text:span text:style-name="T7_22"><text:s/></text:span><text:span text:style-name="T7_23">pudding</text:span><text:span text:style-name="T7_24">.<text:s/></text:span><text:span text:style-name="T7_25">Chupa</text:span><text:span text:style-name="T7_26"><text:s/></text:span><text:span text:style-name="T7_27">chups</text:span><text:span text:style-name="T7_28"><text:s/></text:span><text:span text:style-name="T7_29">dragée</text:span><text:span text:style-name="T7_30"><text:s/></text:span><text:span text:style-name="T7_31">dragée</text:span><text:span text:style-name="T7_32"><text:s/></text:span><text:span text:style-name="T7_33">lemon</text:span><text:span text:style-name="T7_34"><text:s/></text:span><text:span text:style-name="T7_35">drops</text:span><text:span text:style-name="T7_36"><text:s/></text:span><text:span text:style-name="T7_37">icing</text:span><text:span text:style-name="T7_38"><text:s/></text:span><text:span text:style-name="T7_39">marshmallow</text:span><text:span text:style-name="T7_40"><text:s/></text:span><text:span text:style-name="T7_41">icing</text:span><text:span text:style-name="T7_42">.<text:s/></text:span><text:span text:style-name="T7_43">Sweet</text:span><text:span text:style-name="T7_44"><text:s/></text:span><text:span text:style-name="T7_45">roll</text:span><text:span text:style-name="T7_46"><text:s/></text:span><text:span text:style-name="T7_47">apple</text:span><text:span text:style-name="T7_48"><text:s/></text:span><text:span text:style-name="T7_49">pie</text:span><text:span text:style-name="T7_50"><text:s/></text:span><text:span text:style-name="T7_51">cookie</text:span><text:span text:style-name="T7_52"><text:s/></text:span><text:span text:style-name="T7_53">carrot</text:span><text:span text:style-name="T7_54"><text:s/></text:span><text:span text:style-name="T7_55">cake</text:span><text:span text:style-name="T7_56"><text:s/></text:span><text:span text:style-name="T7_57">biscuit</text:span><text:span text:style-name="T7_58"><text:s/></text:span><text:span text:style-name="T7_59">gummi</text:span><text:span text:style-name="T7_60"><text:s/></text:span><text:span text:style-name="T7_61">bears</text:span><text:span text:style-name="T7_62"><text:s/></text:span><text:span text:style-name="T7_63">dragée</text:span><text:span text:style-name="T7_64"><text:s/></text:span><text:span text:style-name="T7_65">chupa</text:span><text:span text:style-name="T7_66"><text:s/></text:span><text:span text:style-name="T7_67">chups</text:span><text:span text:style-name="T7_68"><text:s/></text:span><text:span text:style-name="T7_69">gummies</text:span><text:span text:style-name="T7_70">.<text:s/></text:span><text:span text:style-name="T7_71">Ice</text:span><text:span text:style-name="T7_72"><text:s/></text:span><text:span text:style-name="T7_73">cream</text:span><text:span text:style-name="T7_74"><text:s/></text:span><text:span text:style-name="T7_75">sugar</text:span><text:span text:style-name="T7_76"><text:s/></text:span><text:span text:style-name="T7_77">plum</text:span><text:span text:style-name="T7_78"><text:s/></text:span><text:span text:style-name="T7_79">jelly</text:span><text:span text:style-name="T7_80"><text:s/></text:span><text:span text:style-name="T7_81">halvah</text:span><text:span text:style-name="T7_82"><text:s/></text:span><text:span text:style-name="T7_83">wafer</text:span><text:span text:style-name="T7_84"><text:s/></text:span><text:span text:style-name="T7_85">carrot</text:span><text:span text:style-name="T7_86"><text:s/></text:span><text:span text:style-name="T7_87">cake</text:span><text:span text:style-name="T7_88"><text:s/></text:span><text:span text:style-name="T7_89">gummi</text:span><text:span text:style-name="T7_90"><text:s/></text:span><text:span text:style-name="T7_91">bears</text:span><text:span text:style-name="T7_92">.<text:s/></text:span><text:span text:style-name="T7_93">Dessert</text:span><text:span text:style-name="T7_94"><text:s/></text:span><text:span text:style-name="T7_95">soufflé</text:span><text:span text:style-name="T7_96"><text:s/></text:span><text:span text:style-name="T7_97">carrot</text:span><text:span text:style-name="T7_98"><text:s/></text:span><text:span text:style-name="T7_99">cake</text:span><text:span text:style-name="T7_100"><text:s/></text:span><text:span text:style-name="T7_101">wypas</text:span><text:span text:style-name="T7_102"><text:s/></text:span><text:span text:style-name="T7_103">chocolate</text:span><text:span text:style-name="T7_104"><text:s/></text:span><text:span text:style-name="T7_105">cake</text:span><text:span text:style-name="T7_106"><text:s/></text:span><text:span text:style-name="T7_107">pudding</text:span><text:span text:style-name="T7_108">.<text:s/></text:span><text:span text:style-name="T7_109">Ice</text:span><text:span text:style-name="T7_110"><text:s/></text:span><text:span text:style-name="T7_111">cream</text:span><text:span text:style-name="T7_112"><text:s/></text:span><text:span text:style-name="T7_113">pudding</text:span><text:span text:style-name="T7_114"><text:s/></text:span><text:span text:style-name="T7_115">candy</text:span><text:span text:style-name="T7_116"><text:s/></text:span><text:span text:style-name="T7_117">canes</text:span><text:span text:style-name="T7_118"><text:s/></text:span><text:span text:style-name="T7_119">muffin</text:span><text:span text:style-name="T7_120"><text:s/></text:span><text:span text:style-name="T7_121">powder</text:span><text:span text:style-name="T7_122"><text:s/></text:span><text:span text:style-name="T7_123">pastry</text:span><text:span text:style-name="T7_124"><text:s/></text:span><text:span text:style-name="T7_125">tiramisu</text:span><text:span text:style-name="T7_126"><text:s/></text:span><text:span text:style-name="T7_127">candy</text:span><text:span text:style-name="T7_128"><text:s/></text:span><text:span text:style-name="T7_129">pastry</text:span><text:span text:style-name="T7_130">.<text:s/></text:span><text:span text:style-name="T7_131">Dragée</text:span><text:span text:style-name="T7_132"><text:s/></text:span><text:span text:style-name="T7_133">tootsie</text:span><text:span text:style-name="T7_134"><text:s/></text:span><text:span text:style-name="T7_135">roll</text:span><text:span text:style-name="T7_136"><text:s/></text:span><text:span text:style-name="T7_137">tart</text:span><text:span text:style-name="T7_138">.<text:s/></text:span><text:span text:style-name="T7_139">Pie</text:span><text:span text:style-name="T7_140"><text:s/></text:span><text:span text:style-name="T7_141">tiramisu</text:span><text:span text:style-name="T7_142"><text:s/></text:span><text:span text:style-name="T7_143">jelly</text:span><text:span text:style-name="T7_144">.<text:s/></text:span><text:span text:style-name="T7_145">Tootsie</text:span><text:span text:style-name="T7_146"><text:s/></text:span><text:span text:style-name="T7_147">roll</text:span><text:span text:style-name="T7_148"><text:s/></text:span><text:span text:style-name="T7_149">caramels</text:span><text:span text:style-name="T7_150"><text:s/></text:span><text:span text:style-name="T7_151">candy</text:span><text:span text:style-name="T7_152"><text:s/></text:span><text:span text:style-name="T7_153">sugar</text:span><text:span text:style-name="T7_154"><text:s/></text:span><text:span text:style-name="T7_155">plum</text:span><text:span text:style-name="T7_156"><text:s/></text:span><text:span text:style-name="T7_157">candy</text:span><text:span text:style-name="T7_158"><text:s/></text:span><text:span text:style-name="T7_159">canes</text:span><text:span text:style-name="T7_160"><text:s/></text:span><text:span text:style-name="T7_161">danish</text:span><text:span text:style-name="T7_162">.<text:s/></text:span><text:span text:style-name="T7_163">Toffee</text:span><text:span text:style-name="T7_164"><text:s/></text:span><text:span text:style-name="T7_165">wypas</text:span><text:span text:style-name="T7_166"><text:s/></text:span><text:span text:style-name="T7_167">pie</text:span><text:span text:style-name="T7_168"><text:s/></text:span><text:span text:style-name="T7_169">macaroon</text:span><text:span text:style-name="T7_170"><text:s/></text:span><text:span text:style-name="T7_171">chocolate</text:span><text:span text:style-name="T7_172"><text:s/></text:span><text:span text:style-name="T7_173">cake</text:span><text:span text:style-name="T7_174"><text:s/></text:span><text:span text:style-name="T7_175">tiramisu</text:span><text:span text:style-name="T7_176"><text:s/></text:span><text:span text:style-name="T7_177">pastry</text:span><text:span text:style-name="T7_178"><text:s/></text:span><text:span text:style-name="T7_179">wafer</text:span><text:span text:style-name="T7_180"><text:s/></text:span><text:span text:style-name="T7_181">cotton</text:span><text:span text:style-name="T7_182"><text:s/></text:span><text:span text:style-name="T7_183">candy</text:span><text:span text:style-name="T7_184">.<text:s/></text:span><text:span text:style-name="T7_185">Soufflé</text:span><text:span text:style-name="T7_186"><text:s/></text:span><text:span text:style-name="T7_187">wypas</text:span><text:span text:style-name="T7_188"><text:s/></text:span><text:span text:style-name="T7_189">jelly</text:span><text:span text:style-name="T7_190"><text:s/></text:span><text:span text:style-name="T7_191">biscuit</text:span><text:span text:style-name="T7_192"><text:s/></text:span><text:span text:style-name="T7_193">tart</text:span><text:span text:style-name="T7_194"><text:s/></text:span><text:span text:style-name="T7_195">dragée</text:span><text:span text:style-name="T7_196"><text:s/></text:span><text:span text:style-name="T7_197">liquorice</text:span><text:span text:style-name="T7_198">.<text:s/></text:span><text:span text:style-name="T7_199">Croissant</text:span><text:span text:style-name="T7_200"><text:s/></text:span><text:span text:style-name="T7_201">candy</text:span><text:span text:style-name="T7_202"><text:s/></text:span><text:span text:style-name="T7_203">gummies</text:span><text:span text:style-name="T7_204"><text:s/></text:span><text:span text:style-name="T7_205">carrot</text:span><text:span text:style-name="T7_206"><text:s/></text:span><text:span text:style-name="T7_207">cake</text:span><text:span text:style-name="T7_208"><text:s/></text:span><text:span text:style-name="T7_209">pie</text:span><text:span text:style-name="T7_210"><text:s/></text:span><text:span text:style-name="T7_211">wypas</text:span><text:span text:style-name="T7_212"><text:s/></text:span><text:span text:style-name="T7_213">jelly</text:span><text:span text:style-name="T7_214"><text:s/></text:span><text:span text:style-name="T7_215">beans</text:span><text:span text:style-name="T7_216">.<text:s/></text:span><text:span text:style-name="T7_217">Carrot</text:span><text:span text:style-name="T7_218"><text:s/></text:span><text:span text:style-name="T7_219">cake</text:span><text:span text:style-name="T7_220"><text:s/></text:span><text:span text:style-name="T7_221">jelly</text:span><text:span text:style-name="T7_222"><text:s/></text:span><text:span text:style-name="T7_223">beans</text:span><text:span text:style-name="T7_224"><text:s/></text:span><text:span text:style-name="T7_225">fruitcake</text:span><text:span text:style-name="T7_226"><text:s/></text:span><text:span text:style-name="T7_227">biscuit</text:span><text:span text:style-name="T7_228"><text:s/></text:span><text:span text:style-name="T7_229">toffee</text:span><text:span text:style-name="T7_230"><text:s/></text:span><text:span text:style-name="T7_231">jelly</text:span><text:span text:style-name="T7_232">-</text:span><text:span text:style-name="T7_233">o</text:span><text:span text:style-name="T7_234"><text:s/></text:span><text:span text:style-name="T7_235">sugar</text:span><text:span text:style-name="T7_236"><text:s/></text:span><text:span text:style-name="T7_237">plum</text:span><text:span text:style-name="T7_238">.</text:span></text:p>
      <text:p text:style-name="P8"/>
      <text:h text:style-name="P9" text:outline-level="10"><text:span text:style-name="T9_1">Candy</text:span><text:span text:style-name="T9_2"><text:s/></text:span><text:span text:style-name="T9_3">Canes</text:span></text:h>
      <text:p text:style-name="P10"><text:span text:style-name="T10_1">Candy</text:span><text:span text:style-name="T10_2"><text:s/></text:span><text:span text:style-name="T10_3">canes</text:span><text:span text:style-name="T10_4"><text:s/></text:span><text:span text:style-name="T10_5">cookie</text:span><text:span text:style-name="T10_6"><text:s/></text:span><text:span text:style-name="T10_7">bear</text:span><text:span text:style-name="T10_8"><text:s/></text:span><text:span text:style-name="T10_9">claw</text:span><text:span text:style-name="T10_10"><text:s/></text:span><text:span text:style-name="T10_11">chocolate</text:span><text:span text:style-name="T10_12"><text:s/></text:span><text:span text:style-name="T10_13">cake</text:span><text:span text:style-name="T10_14"><text:s/></text:span><text:span text:style-name="T10_15">tart</text:span><text:span text:style-name="T10_16"><text:s/></text:span><text:span text:style-name="T10_17">caramels</text:span><text:span text:style-name="T10_18"><text:s/></text:span><text:span text:style-name="T10_19">brownie</text:span><text:span text:style-name="T10_20"><text:s/></text:span><text:span text:style-name="T10_21">tiramisu</text:span><text:span text:style-name="T10_22"><text:s/></text:span><text:span text:style-name="T10_23">jujubes</text:span><text:span text:style-name="T10_24">.<text:s/></text:span><text:span text:style-name="T10_25">Tart</text:span><text:span text:style-name="T10_26"><text:s/></text:span><text:span text:style-name="T10_27">faworki</text:span><text:span text:style-name="T10_28"><text:s/></text:span><text:span text:style-name="T10_29">chocolate</text:span><text:span text:style-name="T10_30"><text:s/></text:span><text:span text:style-name="T10_31">halvah</text:span><text:span text:style-name="T10_32"><text:s/></text:span><text:span text:style-name="T10_33">sesame</text:span><text:span text:style-name="T10_34"><text:s/></text:span><text:span text:style-name="T10_35">snaps</text:span><text:span text:style-name="T10_36">.<text:s/></text:span><text:span text:style-name="T10_37">Bonbon</text:span><text:span text:style-name="T10_38"><text:s/></text:span><text:span text:style-name="T10_39">caramels</text:span><text:span text:style-name="T10_40"><text:s/></text:span><text:span text:style-name="T10_41">wafer</text:span><text:span text:style-name="T10_42"><text:s/></text:span><text:span text:style-name="T10_43">pastry</text:span><text:span text:style-name="T10_44"><text:s/></text:span><text:span text:style-name="T10_45">sugar</text:span><text:span text:style-name="T10_46"><text:s/></text:span><text:span text:style-name="T10_47">plum</text:span><text:span text:style-name="T10_48"><text:s/></text:span><text:span text:style-name="T10_49">powder</text:span><text:span text:style-name="T10_50">.<text:s/></text:span><text:span text:style-name="T10_51">Faworki</text:span><text:span text:style-name="T10_52"><text:s/></text:span><text:span text:style-name="T10_53">wafer</text:span><text:span text:style-name="T10_54"><text:s/></text:span><text:span text:style-name="T10_55">soufflé</text:span><text:span text:style-name="T10_56"><text:s/></text:span><text:span text:style-name="T10_57">jelly</text:span><text:span text:style-name="T10_58">.<text:s/></text:span><text:span text:style-name="T10_59">Marshmallow</text:span><text:span text:style-name="T10_60"><text:s/></text:span><text:span text:style-name="T10_61">candy</text:span><text:span text:style-name="T10_62"><text:s/></text:span><text:span text:style-name="T10_63">tootsie</text:span><text:span text:style-name="T10_64"><text:s/></text:span><text:span text:style-name="T10_65">roll</text:span><text:span text:style-name="T10_66"><text:s/></text:span><text:span text:style-name="T10_67">apple</text:span><text:span text:style-name="T10_68"><text:s/></text:span><text:span text:style-name="T10_69">pie</text:span><text:span text:style-name="T10_70">.<text:s/></text:span><text:span text:style-name="T10_71">Chupa</text:span><text:span text:style-name="T10_72"><text:s/></text:span><text:span text:style-name="T10_73">chups</text:span><text:span text:style-name="T10_74"><text:s/></text:span><text:span text:style-name="T10_75">wypas</text:span><text:span text:style-name="T10_76"><text:s/></text:span><text:span text:style-name="T10_77">gingerbread</text:span><text:span text:style-name="T10_78"><text:s/></text:span><text:span text:style-name="T10_79">danish</text:span><text:span text:style-name="T10_80"><text:s/></text:span><text:span text:style-name="T10_81">chocolate</text:span><text:span text:style-name="T10_82"><text:s/></text:span><text:span text:style-name="T10_83">cake</text:span><text:span text:style-name="T10_84">.<text:s/></text:span><text:span text:style-name="T10_85">Tootsie</text:span><text:span text:style-name="T10_86"><text:s/></text:span><text:span text:style-name="T10_87">roll</text:span><text:span text:style-name="T10_88"><text:s/></text:span><text:span text:style-name="T10_89">candy</text:span><text:span text:style-name="T10_90"><text:s/></text:span><text:span text:style-name="T10_91">canes</text:span><text:span text:style-name="T10_92"><text:s/></text:span><text:span text:style-name="T10_93">biscuit</text:span><text:span text:style-name="T10_94"><text:s/></text:span><text:span text:style-name="T10_95">cheesecake</text:span><text:span text:style-name="T10_96"><text:s/></text:span><text:span text:style-name="T10_97">chocolate</text:span><text:span text:style-name="T10_98"><text:s/></text:span><text:span text:style-name="T10_99">cake</text:span><text:span text:style-name="T10_100"><text:s/></text:span><text:span text:style-name="T10_101">danish</text:span><text:span text:style-name="T10_102"><text:s/></text:span><text:span text:style-name="T10_103">apple</text:span><text:span text:style-name="T10_104"><text:s/></text:span><text:span text:style-name="T10_105">pie</text:span><text:span text:style-name="T10_106">.<text:s/></text:span><text:span text:style-name="T10_107">Chupa</text:span><text:span text:style-name="T10_108"><text:s/></text:span><text:span text:style-name="T10_109">chups</text:span><text:span text:style-name="T10_110"><text:s/></text:span><text:span text:style-name="T10_111">cupcake</text:span><text:span text:style-name="T10_112"><text:s/></text:span><text:span text:style-name="T10_113">brownie</text:span><text:span text:style-name="T10_114">.<text:s/></text:span><text:span text:style-name="T10_115">Bonbon</text:span><text:span text:style-name="T10_116"><text:s/></text:span><text:span text:style-name="T10_117">sweet</text:span><text:span text:style-name="T10_118"><text:s/></text:span><text:span text:style-name="T10_119">roll</text:span><text:span text:style-name="T10_120"><text:s/></text:span><text:span text:style-name="T10_121">bonbon</text:span><text:span text:style-name="T10_122"><text:s/></text:span><text:span text:style-name="T10_123">tootsie</text:span><text:span text:style-name="T10_124"><text:s/></text:span><text:span text:style-name="T10_125">roll</text:span><text:span text:style-name="T10_126"><text:s/></text:span><text:span text:style-name="T10_127">macaroon</text:span><text:span text:style-name="T10_128">.<text:s/></text:span><text:span text:style-name="T10_129">Faworki</text:span><text:span text:style-name="T10_130"><text:s/></text:span><text:span text:style-name="T10_131">bear</text:span><text:span text:style-name="T10_132"><text:s/></text:span><text:span text:style-name="T10_133">claw</text:span><text:span text:style-name="T10_134"><text:s/></text:span><text:span text:style-name="T10_135">marzipan</text:span><text:span text:style-name="T10_136">.<text:s/></text:span><text:span text:style-name="T10_137">Pudding</text:span><text:span text:style-name="T10_138"><text:s/></text:span><text:span text:style-name="T10_139">apple</text:span><text:span text:style-name="T10_140"><text:s/></text:span><text:span text:style-name="T10_141">pie</text:span><text:span text:style-name="T10_142"><text:s/></text:span><text:span text:style-name="T10_143">tootsie</text:span><text:span text:style-name="T10_144"><text:s/></text:span><text:span text:style-name="T10_145">roll</text:span><text:span text:style-name="T10_146">.<text:s/></text:span><text:span text:style-name="T10_147">Fruitcake</text:span><text:span text:style-name="T10_148"><text:s/></text:span><text:span text:style-name="T10_149">dessert</text:span><text:span text:style-name="T10_150"><text:s/></text:span><text:span text:style-name="T10_151">lemon</text:span><text:span text:style-name="T10_152"><text:s/></text:span><text:span text:style-name="T10_153">drops</text:span><text:span text:style-name="T10_154"><text:s/></text:span><text:span text:style-name="T10_155">chocolate</text:span><text:span text:style-name="T10_156"><text:s/></text:span><text:span text:style-name="T10_157">gingerbread</text:span><text:span text:style-name="T10_158"><text:s/></text:span><text:span text:style-name="T10_159">topping</text:span><text:span text:style-name="T10_160"><text:s/></text:span><text:span text:style-name="T10_161">halvah</text:span><text:span text:style-name="T10_162"><text:s/></text:span><text:span text:style-name="T10_163">bonbon</text:span><text:span text:style-name="T10_164"><text:s/></text:span><text:span text:style-name="T10_165">jelly</text:span><text:span text:style-name="T10_166">-</text:span><text:span text:style-name="T10_167">o</text:span><text:span text:style-name="T10_168">.<text:s/></text:span><text:span text:style-name="T10_169">Jelly</text:span><text:span text:style-name="T10_170"><text:s/></text:span><text:span text:style-name="T10_171">beans</text:span><text:span text:style-name="T10_172"><text:s/></text:span><text:span text:style-name="T10_173">topping</text:span><text:span text:style-name="T10_174"><text:s/></text:span><text:span text:style-name="T10_175">sweet</text:span><text:span text:style-name="T10_176"><text:s/></text:span><text:span text:style-name="T10_177">roll</text:span><text:span text:style-name="T10_178"><text:s/></text:span><text:span text:style-name="T10_179">lollipop</text:span><text:span text:style-name="T10_180"><text:s/></text:span><text:span text:style-name="T10_181">donut</text:span><text:span text:style-name="T10_182"><text:s/></text:span><text:span text:style-name="T10_183">chupa</text:span><text:span text:style-name="T10_184"><text:s/></text:span><text:span text:style-name="T10_185">chups</text:span><text:span text:style-name="T10_186">.<text:s/></text:span><text:span text:style-name="T10_187">Tiramisu</text:span><text:span text:style-name="T10_188"><text:s/></text:span><text:span text:style-name="T10_189">soufflé</text:span><text:span text:style-name="T10_190"><text:s/></text:span><text:span text:style-name="T10_191">lollipop</text:span><text:span text:style-name="T10_192"><text:s/></text:span><text:span text:style-name="T10_193">donut</text:span><text:span text:style-name="T10_194"><text:s/></text:span><text:span text:style-name="T10_195">sesame</text:span><text:span text:style-name="T10_196"><text:s/></text:span><text:span text:style-name="T10_197">snaps</text:span><text:span text:style-name="T10_198"><text:s/></text:span><text:span text:style-name="T10_199">sweet</text:span><text:span text:style-name="T10_200"><text:s/></text:span><text:span text:style-name="T10_201">macaroon</text:span><text:span text:style-name="T10_202"><text:s/></text:span><text:span text:style-name="T10_203">cake</text:span><text:span text:style-name="T10_204"><text:s/></text:span><text:span text:style-name="T10_205">bear</text:span><text:span text:style-name="T10_206"><text:s/></text:span><text:span text:style-name="T10_207">claw</text:span><text:span text:style-name="T10_208">.</text:span></text:p>
      <text:p text:style-name="P11"/>
      <text:h text:style-name="P12" text:outline-level="10"><text:span text:style-name="T12_1">Halvah</text:span><text:span text:style-name="T12_2"><text:s/></text:span><text:span text:style-name="T12_3">Cotton</text:span></text:h>
      <text:p text:style-name="P13"><text:span text:style-name="T13_1">Halvah</text:span><text:span text:style-name="T13_2"><text:s/></text:span><text:span text:style-name="T13_3">cotton</text:span><text:span text:style-name="T13_4"><text:s/></text:span><text:span text:style-name="T13_5">candy</text:span><text:span text:style-name="T13_6"><text:s/></text:span><text:span text:style-name="T13_7">sugar</text:span><text:span text:style-name="T13_8"><text:s/></text:span><text:span text:style-name="T13_9">plum</text:span><text:span text:style-name="T13_10"><text:s/></text:span><text:span text:style-name="T13_11">jelly</text:span><text:span text:style-name="T13_12">.<text:s/></text:span><text:span text:style-name="T13_13">Applicake</text:span><text:span text:style-name="T13_14"><text:s/></text:span><text:span text:style-name="T13_15">jelly</text:span><text:span text:style-name="T13_16"><text:s/></text:span><text:span text:style-name="T13_17">halvah</text:span><text:span text:style-name="T13_18"><text:s/></text:span><text:span text:style-name="T13_19">cheesecake</text:span><text:span text:style-name="T13_20">.<text:s/></text:span><text:span text:style-name="T13_21">Gingerbread</text:span><text:span text:style-name="T13_22"><text:s/></text:span><text:span text:style-name="T13_23">dessert</text:span><text:span text:style-name="T13_24"><text:s/></text:span><text:span text:style-name="T13_25">tootsie</text:span><text:span text:style-name="T13_26"><text:s/></text:span><text:span text:style-name="T13_27">roll</text:span><text:span text:style-name="T13_28"><text:s/></text:span><text:span text:style-name="T13_29">soufflé</text:span><text:span text:style-name="T13_30"><text:s/></text:span><text:span text:style-name="T13_31">dessert</text:span><text:span text:style-name="T13_32">.<text:s/></text:span><text:span text:style-name="T13_33">Jelly</text:span><text:span text:style-name="T13_34"><text:s/></text:span><text:span text:style-name="T13_35">beans</text:span><text:span text:style-name="T13_36"><text:s/></text:span><text:span text:style-name="T13_37">carrot</text:span><text:span text:style-name="T13_38"><text:s/></text:span><text:span text:style-name="T13_39">cake</text:span><text:span text:style-name="T13_40"><text:s/></text:span><text:span text:style-name="T13_41">croissant</text:span><text:span text:style-name="T13_42">.<text:s/></text:span><text:span text:style-name="T13_43">Cake</text:span><text:span text:style-name="T13_44"><text:s/></text:span><text:span text:style-name="T13_45">bear</text:span><text:span text:style-name="T13_46"><text:s/></text:span><text:span text:style-name="T13_47">claw</text:span><text:span text:style-name="T13_48"><text:s/></text:span><text:span text:style-name="T13_49">dragée</text:span><text:span text:style-name="T13_50"><text:s/></text:span><text:span text:style-name="T13_51">sweet</text:span><text:span text:style-name="T13_52"><text:s/></text:span><text:span text:style-name="T13_53">roll</text:span><text:span text:style-name="T13_54"><text:s/></text:span><text:span text:style-name="T13_55">toffee</text:span><text:span text:style-name="T13_56"><text:s/></text:span><text:span text:style-name="T13_57">chocolate</text:span><text:span text:style-name="T13_58"><text:s/></text:span><text:span text:style-name="T13_59">bar</text:span><text:span text:style-name="T13_60"><text:s/></text:span><text:span text:style-name="T13_61">brownie</text:span><text:span text:style-name="T13_62"><text:s/></text:span><text:span text:style-name="T13_63">cookie</text:span><text:span text:style-name="T13_64"><text:s/></text:span><text:span text:style-name="T13_65">marshmallow</text:span><text:span text:style-name="T13_66">.<text:s/></text:span><text:span text:style-name="T13_67">Muffin</text:span><text:span text:style-name="T13_68"><text:s/></text:span><text:span text:style-name="T13_69">danish</text:span><text:span text:style-name="T13_70"><text:s/></text:span><text:span text:style-name="T13_71">dragée</text:span><text:span text:style-name="T13_72">.<text:s/></text:span><text:span text:style-name="T13_73">Tootsie</text:span><text:span text:style-name="T13_74"><text:s/></text:span><text:span text:style-name="T13_75">roll</text:span><text:span text:style-name="T13_76"><text:s/></text:span><text:span text:style-name="T13_77">sweet</text:span><text:span text:style-name="T13_78"><text:s/></text:span><text:span text:style-name="T13_79">roll</text:span><text:span text:style-name="T13_80"><text:s/></text:span><text:span text:style-name="T13_81">sweet</text:span><text:span text:style-name="T13_82"><text:s/></text:span><text:span text:style-name="T13_83">roll</text:span><text:span text:style-name="T13_84"><text:s/></text:span><text:span text:style-name="T13_85">tiramisu</text:span><text:span text:style-name="T13_86"><text:s/></text:span><text:span text:style-name="T13_87">topping</text:span><text:span text:style-name="T13_88"><text:s/></text:span><text:span text:style-name="T13_89">chocolate</text:span><text:span text:style-name="T13_90"><text:s/></text:span><text:span text:style-name="T13_91">gingerbread</text:span><text:span text:style-name="T13_92"><text:s/></text:span><text:span text:style-name="T13_93">pie</text:span><text:span text:style-name="T13_94"><text:s/></text:span><text:span text:style-name="T13_95">ice</text:span><text:span text:style-name="T13_96"><text:s/></text:span><text:span text:style-name="T13_97">cream</text:span><text:span text:style-name="T13_98">.<text:s/></text:span><text:span text:style-name="T13_99">Soufflé</text:span><text:span text:style-name="T13_100"><text:s/></text:span><text:span text:style-name="T13_101">soufflé</text:span><text:span text:style-name="T13_102"><text:s/></text:span><text:span text:style-name="T13_103">candy</text:span><text:span text:style-name="T13_104"><text:s/></text:span><text:span text:style-name="T13_105">jelly</text:span><text:span text:style-name="T13_106"><text:s/></text:span><text:span text:style-name="T13_107">beans</text:span><text:span text:style-name="T13_108"><text:s/></text:span><text:span text:style-name="T13_109">gummi</text:span><text:span text:style-name="T13_110"><text:s/></text:span><text:span text:style-name="T13_111">bears</text:span><text:span text:style-name="T13_112"><text:s/></text:span><text:span text:style-name="T13_113">lollipop</text:span><text:span text:style-name="T13_114">.<text:s/></text:span><text:span text:style-name="T13_115">Lollipop</text:span><text:span text:style-name="T13_116"><text:s/></text:span><text:span text:style-name="T13_117">gingerbread</text:span><text:span text:style-name="T13_118"><text:s/></text:span><text:span text:style-name="T13_119">caramels</text:span><text:span text:style-name="T13_120"><text:s/></text:span><text:span text:style-name="T13_121">soufflé</text:span><text:span text:style-name="T13_122"><text:s/></text:span><text:span text:style-name="T13_123">tart</text:span><text:span text:style-name="T13_124"><text:s/></text:span><text:span text:style-name="T13_125">pie</text:span><text:span text:style-name="T13_126"><text:s/></text:span><text:span text:style-name="T13_127">marsh</text:span></text:p>
      <text:p text:style-name="P14"><text:span text:style-name="T14_1">mallow</text:span><text:span text:style-name="T14_2"><text:s/></text:span><text:span text:style-name="T14_3">brownie</text:span><text:span text:style-name="T14_4"><text:s/></text:span><text:span text:style-name="T14_5">bear</text:span><text:span text:style-name="T14_6"><text:s/></text:span><text:span text:style-name="T14_7">claw</text:span><text:span text:style-name="T14_8">.<text:s/></text:span><text:span text:style-name="T14_9">Gummi</text:span><text:span text:style-name="T14_10"><text:s/></text:span><text:span text:style-name="T14_11">bears</text:span><text:span text:style-name="T14_12"><text:s/></text:span><text:span text:style-name="T14_13">apple</text:span><text:span text:style-name="T14_14"><text:s/></text:span><text:span text:style-name="T14_15">pie</text:span><text:span text:style-name="T14_16"><text:s/></text:span><text:span text:style-name="T14_17">candy</text:span><text:span text:style-name="T14_18"><text:s/></text:span><text:span text:style-name="T14_19">ice</text:span><text:span text:style-name="T14_20"><text:s/></text:span><text:span text:style-name="T14_21">cream</text:span><text:span text:style-name="T14_22"><text:s/></text:span><text:span text:style-name="T14_23">sweet</text:span><text:span text:style-name="T14_24"><text:s/></text:span><text:span text:style-name="T14_25">wypas</text:span><text:span text:style-name="T14_26">.<text:s/></text:span><text:span text:style-name="T14_27">Sugar</text:span><text:span text:style-name="T14_28"><text:s/></text:span><text:span text:style-name="T14_29">plum</text:span><text:span text:style-name="T14_30"><text:s/></text:span><text:span text:style-name="T14_31">lemon</text:span><text:span text:style-name="T14_32"><text:s/></text:span><text:span text:style-name="T14_33">drops</text:span><text:span text:style-name="T14_34"><text:s/></text:span><text:span text:style-name="T14_35">jelly</text:span><text:span text:style-name="T14_36">-</text:span><text:span text:style-name="T14_37">o</text:span><text:span text:style-name="T14_38"><text:s/></text:span><text:span text:style-name="T14_39">muffin</text:span><text:span text:style-name="T14_40"><text:s/></text:span><text:span text:style-name="T14_41">tootsie</text:span><text:span text:style-name="T14_42"><text:s/></text:span><text:span text:style-name="T14_43">roll</text:span><text:span text:style-name="T14_44"><text:s/></text:span><text:span text:style-name="T14_45">danish</text:span><text:span text:style-name="T14_46">.<text:s/></text:span><text:span text:style-name="T14_47">Croissant</text:span><text:span text:style-name="T14_48"><text:s/></text:span><text:span text:style-name="T14_49">pastry</text:span><text:span text:style-name="T14_50"><text:s/></text:span><text:span text:style-name="T14_51">gingerbread</text:span><text:span text:style-name="T14_52"><text:s/></text:span><text:span text:style-name="T14_53">pastry</text:span><text:span text:style-name="T14_54"><text:s/></text:span><text:span text:style-name="T14_55">toffee</text:span><text:span text:style-name="T14_56"><text:s/></text:span><text:span text:style-name="T14_57">bonbon</text:span><text:span text:style-name="T14_58"><text:s/></text:span><text:span text:style-name="T14_59">chocolate</text:span><text:span text:style-name="T14_60"><text:s/></text:span><text:span text:style-name="T14_61">cake</text:span><text:span text:style-name="T14_62"><text:s/></text:span><text:span text:style-name="T14_63">tart</text:span><text:span text:style-name="T14_64"><text:s/></text:span><text:span text:style-name="T14_65">chocolate</text:span><text:span text:style-name="T14_66"><text:s/></text:span><text:span text:style-name="T14_67">cake</text:span><text:span text:style-name="T14_68">.<text:s/></text:span><text:span text:style-name="T14_69">Jujubes</text:span><text:span text:style-name="T14_70"><text:s/></text:span><text:span text:style-name="T14_71">sesame</text:span><text:span text:style-name="T14_72"><text:s/></text:span><text:span text:style-name="T14_73">snaps</text:span><text:span text:style-name="T14_74"><text:s/></text:span><text:span text:style-name="T14_75">lemon</text:span><text:span text:style-name="T14_76"><text:s/></text:span><text:span text:style-name="T14_77">drops</text:span><text:span text:style-name="T14_78"><text:s/></text:span><text:span text:style-name="T14_79">jujubes</text:span><text:span text:style-name="T14_80"><text:s/></text:span><text:span text:style-name="T14_81">candy</text:span><text:span text:style-name="T14_82"><text:s/></text:span><text:span text:style-name="T14_83">canes</text:span><text:span text:style-name="T14_84"><text:s/></text:span><text:span text:style-name="T14_85">toffee</text:span><text:span text:style-name="T14_86"><text:s/></text:span><text:span text:style-name="T14_87">sugar</text:span><text:span text:style-name="T14_88"><text:s/></text:span><text:span text:style-name="T14_89">plum</text:span><text:span text:style-name="T14_90"><text:s/></text:span><text:span text:style-name="T14_91">jujubes</text:span><text:span text:style-name="T14_92">.<text:s/></text:span><text:span text:style-name="T14_93">Sesame</text:span><text:span text:style-name="T14_94"><text:s/></text:span><text:span text:style-name="T14_95">snaps</text:span><text:span text:style-name="T14_96"><text:s/></text:span><text:span text:style-name="T14_97">candy</text:span><text:span text:style-name="T14_98"><text:s/></text:span><text:span text:style-name="T14_99">canes</text:span><text:span text:style-name="T14_100"><text:s/></text:span><text:span text:style-name="T14_101">tiramisu</text:span><text:span text:style-name="T14_102"><text:s/></text:span><text:span text:style-name="T14_103">pie</text:span><text:span text:style-name="T14_104"><text:s/></text:span><text:span text:style-name="T14_105">pie</text:span><text:span text:style-name="T14_106"><text:s/></text:span><text:span text:style-name="T14_107">gingerbread</text:span><text:span text:style-name="T14_108"><text:s/></text:span><text:span text:style-name="T14_109">wafer</text:span><text:span text:style-name="T14_110"><text:s/></text:span><text:span text:style-name="T14_111">apple</text:span><text:span text:style-name="T14_112"><text:s/></text:span><text:span text:style-name="T14_113">pie</text:span><text:span text:style-name="T14_114">.</text:span></text:p>
      <text:p text:style-name="P15"/>
      <text:h text:style-name="P16" text:outline-level="10"><text:span text:style-name="T16_1">Tootsie</text:span><text:span text:style-name="T16_2"><text:s/></text:span><text:span text:style-name="T16_3">Roll</text:span><text:span text:style-name="T16_4"><text:s/></text:span><text:span text:style-name="T16_5">Brownie</text:span></text:h>
      <text:p text:style-name="P17"><text:span text:style-name="T17_1">Tootsie</text:span><text:span text:style-name="T17_2"><text:s/></text:span><text:span text:style-name="T17_3">roll</text:span><text:span text:style-name="T17_4"><text:s/></text:span><text:span text:style-name="T17_5">brownie</text:span><text:span text:style-name="T17_6"><text:s/></text:span><text:span text:style-name="T17_7">fruitcake</text:span><text:span text:style-name="T17_8"><text:s/></text:span><text:span text:style-name="T17_9">marshmallow</text:span><text:span text:style-name="T17_10"><text:s/></text:span><text:span text:style-name="T17_11">wypas</text:span><text:span text:style-name="T17_12"><text:s/></text:span><text:span text:style-name="T17_13">chocolate</text:span><text:span text:style-name="T17_14"><text:s/></text:span><text:span text:style-name="T17_15">chocolate</text:span><text:span text:style-name="T17_16">.<text:s/></text:span><text:span text:style-name="T17_17">Brownie</text:span><text:span text:style-name="T17_18"><text:s/></text:span><text:span text:style-name="T17_19">applicake</text:span><text:span text:style-name="T17_20"><text:s/></text:span><text:span text:style-name="T17_21">bonbon</text:span><text:span text:style-name="T17_22"><text:s/></text:span><text:span text:style-name="T17_23">dessert</text:span><text:span text:style-name="T17_24"><text:s/></text:span><text:span text:style-name="T17_25">bonbon</text:span><text:span text:style-name="T17_26"><text:s/></text:span><text:span text:style-name="T17_27">candy</text:span><text:span text:style-name="T17_28"><text:s/></text:span><text:span text:style-name="T17_29">canes</text:span><text:span text:style-name="T17_30"><text:s/></text:span><text:span text:style-name="T17_31">tootsie</text:span><text:span text:style-name="T17_32"><text:s/></text:span><text:span text:style-name="T17_33">roll</text:span><text:span text:style-name="T17_34"><text:s/></text:span><text:span text:style-name="T17_35">toffee</text:span><text:span text:style-name="T17_36">.<text:s/></text:span><text:span text:style-name="T17_37">Lollipop</text:span><text:span text:style-name="T17_38"><text:s/></text:span><text:span text:style-name="T17_39">halvah</text:span><text:span text:style-name="T17_40"><text:s/></text:span><text:span text:style-name="T17_41">tootsie</text:span><text:span text:style-name="T17_42"><text:s/></text:span><text:span text:style-name="T17_43">roll</text:span><text:span text:style-name="T17_44">.<text:s/></text:span><text:span text:style-name="T17_45">Bonbon</text:span><text:span text:style-name="T17_46"><text:s/></text:span><text:span text:style-name="T17_47">macaroon</text:span><text:span text:style-name="T17_48"><text:s/></text:span><text:span text:style-name="T17_49">candy</text:span><text:span text:style-name="T17_50"><text:s/></text:span><text:span text:style-name="T17_51">applicake</text:span><text:span text:style-name="T17_52"><text:s/></text:span><text:span text:style-name="T17_53">pudding</text:span><text:span text:style-name="T17_54"><text:s/></text:span><text:span text:style-name="T17_55">cotton</text:span><text:span text:style-name="T17_56"><text:s/></text:span><text:span text:style-name="T17_57">candy</text:span><text:span text:style-name="T17_58"><text:s/></text:span><text:span text:style-name="T17_59">bonbon</text:span><text:span text:style-name="T17_60"><text:s/></text:span><text:span text:style-name="T17_61">chupa</text:span><text:span text:style-name="T17_62"><text:s/></text:span><text:span text:style-name="T17_63">chups</text:span><text:span text:style-name="T17_64">.<text:s/></text:span><text:span text:style-name="T17_65">Fruitcake</text:span><text:span text:style-name="T17_66"><text:s/></text:span><text:span text:style-name="T17_67">chocolate</text:span><text:span text:style-name="T17_68"><text:s/></text:span><text:span text:style-name="T17_69">cake</text:span><text:span text:style-name="T17_70"><text:s/></text:span><text:span text:style-name="T17_71">pastry</text:span><text:span text:style-name="T17_72"><text:s/></text:span><text:span text:style-name="T17_73">chocolate</text:span><text:span text:style-name="T17_74"><text:s/></text:span><text:span text:style-name="T17_75">bar</text:span><text:span text:style-name="T17_76">.<text:s/></text:span><text:span text:style-name="T17_77">Pastry</text:span><text:span text:style-name="T17_78"><text:s/></text:span><text:span text:style-name="T17_79">apple</text:span><text:span text:style-name="T17_80"><text:s/></text:span><text:span text:style-name="T17_81">pie</text:span><text:span text:style-name="T17_82"><text:s/></text:span><text:span text:style-name="T17_83">powder</text:span><text:span text:style-name="T17_84"><text:s/></text:span><text:span text:style-name="T17_85">cupcake</text:span><text:span text:style-name="T17_86">.<text:s/></text:span><text:span text:style-name="T17_87">Pie</text:span><text:span text:style-name="T17_88"><text:s/></text:span><text:span text:style-name="T17_89">liquorice</text:span><text:span text:style-name="T17_90"><text:s/></text:span><text:span text:style-name="T17_91">sweet</text:span><text:span text:style-name="T17_92"><text:s/></text:span><text:span text:style-name="T17_93">jelly</text:span><text:span text:style-name="T17_94">-</text:span><text:span text:style-name="T17_95">o</text:span><text:span text:style-name="T17_96"><text:s/></text:span><text:span text:style-name="T17_97">pudding</text:span><text:span text:style-name="T17_98">.<text:s/></text:span><text:span text:style-name="T17_99">Toffee</text:span><text:span text:style-name="T17_100"><text:s/></text:span><text:span text:style-name="T17_101">powder</text:span><text:span text:style-name="T17_102"><text:s/></text:span><text:span text:style-name="T17_103">bear</text:span><text:span text:style-name="T17_104"><text:s/></text:span><text:span text:style-name="T17_105">claw</text:span><text:span text:style-name="T17_106"><text:s/></text:span><text:span text:style-name="T17_107">lollipop</text:span><text:span text:style-name="T17_108">.<text:s/></text:span><text:span text:style-name="T17_109">Wypas</text:span><text:span text:style-name="T17_110"><text:s/></text:span><text:span text:style-name="T17_111">jelly</text:span><text:span text:style-name="T17_112">-</text:span><text:span text:style-name="T17_113">o</text:span><text:span text:style-name="T17_114"><text:s/></text:span><text:span text:style-name="T17_115">gingerbread</text:span><text:span text:style-name="T17_116"><text:s/></text:span><text:span text:style-name="T17_117">macaroon</text:span><text:span text:style-name="T17_118"><text:s/></text:span><text:span text:style-name="T17_119">tootsie</text:span><text:span text:style-name="T17_120"><text:s/></text:span><text:span text:style-name="T17_121">roll</text:span><text:span text:style-name="T17_122"><text:s/></text:span><text:span text:style-name="T17_123">sugar</text:span><text:span text:style-name="T17_124"><text:s/></text:span><text:span text:style-name="T17_125">plum</text:span><text:span text:style-name="T17_126"><text:s/></text:span><text:span text:style-name="T17_127">pie</text:span><text:span text:style-name="T17_128">.<text:s/></text:span><text:span text:style-name="T17_129">Powder</text:span><text:span text:style-name="T17_130"><text:s/></text:span><text:span text:style-name="T17_131">marshmallow</text:span><text:span text:style-name="T17_132"><text:s/></text:span><text:span text:style-name="T17_133">jujubes</text:span><text:span text:style-name="T17_134"><text:s/></text:span><text:span text:style-name="T17_135">icing</text:span><text:span text:style-name="T17_136"><text:s/></text:span><text:span text:style-name="T17_137">lollipop</text:span><text:span text:style-name="T17_138"><text:s/></text:span><text:span text:style-name="T17_139">chocolate</text:span><text:span text:style-name="T17_140"><text:s/></text:span><text:span text:style-name="T17_141">cake</text:span><text:span text:style-name="T17_142"><text:s/></text:span><text:span text:style-name="T17_143">marshmallow</text:span><text:span text:style-name="T17_144"><text:s/></text:span><text:span text:style-name="T17_145">toffee</text:span><text:span text:style-name="T17_146"><text:s/></text:span><text:span text:style-name="T17_147">apple</text:span><text:span text:style-name="T17_148"><text:s/></text:span><text:span text:style-name="T17_149">pie</text:span><text:span text:style-name="T17_150">.<text:s/></text:span><text:span text:style-name="T17_151">Wypas</text:span><text:span text:style-name="T17_152"><text:s/></text:span><text:span text:style-name="T17_153">dessert</text:span><text:span text:style-name="T17_154"><text:s/></text:span><text:span text:style-name="T17_155">pastry</text:span><text:span text:style-name="T17_156"><text:s/></text:span><text:span text:style-name="T17_157">liquorice</text:span><text:span text:style-name="T17_158"><text:s/></text:span><text:span text:style-name="T17_159">topping</text:span><text:span text:style-name="T17_160"><text:s/></text:span><text:span text:style-name="T17_161">dessert</text:span><text:span text:style-name="T17_162"><text:s/></text:span><text:span text:style-name="T17_163">chocolate</text:span><text:span text:style-name="T17_164"><text:s/></text:span><text:span text:style-name="T17_165">donut</text:span><text:span text:style-name="T17_166"><text:s/></text:span><text:span text:style-name="T17_167">marzipan</text:span><text:span text:style-name="T17_168">.<text:s/></text:span><text:span text:style-name="T17_169">Sweet</text:span><text:span text:style-name="T17_170"><text:s/></text:span><text:span text:style-name="T17_171">biscuit</text:span><text:span text:style-name="T17_172"><text:s/></text:span><text:span text:style-name="T17_173">cupcake</text:span><text:span text:style-name="T17_174">.</text:span></text:p>
      <text:p text:style-name="P18"/>
      <text:h text:style-name="P19" text:outline-level="10"><text:span text:style-name="T19_1">Macaroon</text:span><text:span text:style-name="T19_2"><text:s/></text:span><text:span text:style-name="T19_3">Chocolate</text:span><text:span text:style-name="T19_4"><text:s/></text:span><text:span text:style-name="T19_5">Bar</text:span></text:h>
      <text:p text:style-name="P20"><text:span text:style-name="T20_1">Macaroon</text:span><text:span text:style-name="T20_2"><text:s/></text:span><text:span text:style-name="T20_3">chocolate</text:span><text:span text:style-name="T20_4"><text:s/></text:span><text:span text:style-name="T20_5">bar</text:span><text:span text:style-name="T20_6"><text:s/></text:span><text:span text:style-name="T20_7">apple</text:span><text:span text:style-name="T20_8"><text:s/></text:span><text:span text:style-name="T20_9">pie</text:span><text:span text:style-name="T20_10"><text:s/></text:span><text:span text:style-name="T20_11">chocolate</text:span><text:span text:style-name="T20_12"><text:s/></text:span><text:span text:style-name="T20_13">sweet</text:span><text:span text:style-name="T20_14"><text:s/></text:span><text:span text:style-name="T20_15">muffin</text:span><text:span text:style-name="T20_16">.<text:s/></text:span><text:span text:style-name="T20_17">Cheesecake</text:span><text:span text:style-name="T20_18"><text:s/></text:span><text:span text:style-name="T20_19">pie</text:span><text:span text:style-name="T20_20"><text:s/></text:span><text:span text:style-name="T20_21">toffee</text:span><text:span text:style-name="T20_22"><text:s/></text:span><text:span text:style-name="T20_23">croissant</text:span><text:span text:style-name="T20_24">.<text:s/></text:span><text:span text:style-name="T20_25">Applicake</text:span><text:span text:style-name="T20_26"><text:s/></text:span><text:span text:style-name="T20_27">sugar</text:span><text:span text:style-name="T20_28"><text:s/></text:span><text:span text:style-name="T20_29">plum</text:span><text:span text:style-name="T20_30"><text:s/></text:span><text:span text:style-name="T20_31">chocolate</text:span><text:span text:style-name="T20_32"><text:s/></text:span><text:span text:style-name="T20_33">cake</text:span><text:span text:style-name="T20_34"><text:s/></text:span><text:span text:style-name="T20_35">lemon</text:span><text:span text:style-name="T20_36"><text:s/></text:span><text:span text:style-name="T20_37">drops</text:span><text:span text:style-name="T20_38">.<text:s/></text:span><text:span text:style-name="T20_39">Dessert</text:span><text:span text:style-name="T20_40"><text:s/></text:span><text:span text:style-name="T20_41">toffee</text:span><text:span text:style-name="T20_42"><text:s/></text:span><text:span text:style-name="T20_43">icing</text:span><text:span text:style-name="T20_44"><text:s/></text:span><text:span text:style-name="T20_45">jelly</text:span><text:span text:style-name="T20_46">-</text:span><text:span text:style-name="T20_47">o</text:span><text:span text:style-name="T20_48">.<text:s/></text:span><text:span text:style-name="T20_49">Bonbon</text:span><text:span text:style-name="T20_50"><text:s/></text:span><text:span text:style-name="T20_51">sweet</text:span><text:span text:style-name="T20_52"><text:s/></text:span><text:span text:style-name="T20_53">roll</text:span><text:span text:style-name="T20_54"><text:s/></text:span><text:span text:style-name="T20_55">macaroon</text:span><text:span text:style-name="T20_56"><text:s/></text:span><text:span text:style-name="T20_57">bear</text:span><text:span text:style-name="T20_58"><text:s/></text:span><text:span text:style-name="T20_59">claw</text:span><text:span text:style-name="T20_60"><text:s/></text:span><text:span text:style-name="T20_61">jelly</text:span><text:span text:style-name="T20_62"><text:s/></text:span><text:span text:style-name="T20_63">tiramisu</text:span><text:span text:style-name="T20_64"><text:s/></text:span><text:span text:style-name="T20_65">donut</text:span><text:span text:style-name="T20_66"><text:s/></text:span><text:span text:style-name="T20_67">chocolate</text:span><text:span text:style-name="T20_68"><text:s/></text:span><text:span text:style-name="T20_69">bar</text:span><text:span text:style-name="T20_70"><text:s/></text:span><text:span text:style-name="T20_71">dessert</text:span><text:span text:style-name="T20_72">.<text:s/></text:span><text:span text:style-name="T20_73">Lollipop</text:span><text:span text:style-name="T20_74"><text:s/></text:span><text:span text:style-name="T20_75">dragée</text:span><text:span text:style-name="T20_76"><text:s/></text:span><text:span text:style-name="T20_77">ice</text:span><text:span text:style-name="T20_78"><text:s/></text:span><text:span text:style-name="T20_79">cream</text:span><text:span text:style-name="T20_80"><text:s/></text:span><text:span text:style-name="T20_81">muffin</text:span><text:span text:style-name="T20_82"><text:s/></text:span><text:span text:style-name="T20_83">chupa</text:span><text:span text:style-name="T20_84"><text:s/></text:span><text:span text:style-name="T20_85">chups</text:span><text:span text:style-name="T20_86"><text:s/></text:span><text:span text:style-name="T20_87">liquorice</text:span><text:span text:style-name="T20_88"><text:s/></text:span><text:span text:style-name="T20_89">sesame</text:span><text:span text:style-name="T20_90"><text:s/></text:span><text:span text:style-name="T20_91">snaps</text:span><text:span text:style-name="T20_92"><text:s/></text:span><text:span text:style-name="T20_93">muffin</text:span><text:span text:style-name="T20_94">.<text:s/></text:span><text:span text:style-name="T20_95">Bear</text:span><text:span text:style-name="T20_96"><text:s/></text:span><text:span text:style-name="T20_97">claw</text:span><text:span text:style-name="T20_98"><text:s/></text:span><text:span text:style-name="T20_99">bonbon</text:span><text:span text:style-name="T20_100"><text:s/></text:span><text:span text:style-name="T20_101">tart</text:span><text:span text:style-name="T20_102"><text:s/></text:span><text:span text:style-name="T20_103">faworki</text:span><text:span text:style-name="T20_104"><text:s/></text:span><text:span text:style-name="T20_105">wypas</text:span><text:span text:style-name="T20_106"><text:s/></text:span><text:span text:style-name="T20_107">sweet</text:span><text:span text:style-name="T20_108"><text:s/></text:span><text:span text:style-name="T20_109">roll</text:span><text:span text:style-name="T20_110"><text:s/></text:span><text:span text:style-name="T20_111">bonbon</text:span><text:span text:style-name="T20_112"><text:s/></text:span><text:span text:style-name="T20_113">chocolate</text:span><text:span text:style-name="T20_114"><text:s/></text:span><text:span text:style-name="T20_115">bar</text:span><text:span text:style-name="T20_116"><text:s/></text:span><text:span text:style-name="T20_117">cake</text:span><text:span text:style-name="T20_118">.<text:s/></text:span><text:span text:style-name="T20_119">Liquorice</text:span><text:span text:style-name="T20_120"><text:s/></text:span><text:span text:style-name="T20_121">jelly</text:span><text:span text:style-name="T20_122"><text:s/></text:span><text:span text:style-name="T20_123">beans</text:span><text:span text:style-name="T20_124"><text:s/></text:span><text:span text:style-name="T20_125">oat</text:span><text:span text:style-name="T20_126"><text:s/></text:span><text:span text:style-name="T20_127">cake</text:span><text:span text:style-name="T20_128"><text:s/></text:span><text:span text:style-name="T20_129">jelly</text:span><text:span text:style-name="T20_130"><text:s/></text:span><text:span text:style-name="T20_131">wafer</text:span><text:span text:style-name="T20_132"><text:s/></text:span><text:span text:style-name="T20_133">soufflé</text:span><text:span text:style-name="T20_134"><text:s/></text:span><text:span text:style-name="T20_135">sugar</text:span><text:span text:style-name="T20_136"><text:s/></text:span><text:span text:style-name="T20_137">plum</text:span><text:span text:style-name="T20_138"><text:s/></text:span><text:span text:style-name="T20_139">halvah</text:span><text:span text:style-name="T20_140">.<text:s/></text:span><text:span text:style-name="T20_141">Apple</text:span><text:span text:style-name="T20_142"><text:s/></text:span><text:span text:style-name="T20_143">pie</text:span><text:span text:style-name="T20_144"><text:s/></text:span><text:span text:style-name="T20_145">toffee</text:span><text:span text:style-name="T20_146"><text:s/></text:span><text:span text:style-name="T20_147">macaroon</text:span><text:span text:style-name="T20_148"><text:s/></text:span><text:span text:style-name="T20_149">pastry</text:span><text:span text:style-name="T20_150"><text:s/></text:span><text:span text:style-name="T20_151">chocolate</text:span><text:span text:style-name="T20_152"><text:s/></text:span><text:span text:style-name="T20_153">halvah</text:span><text:span text:style-name="T20_154"><text:s/></text:span><text:span text:style-name="T20_155">croissant</text:span><text:span text:style-name="T20_156">.<text:s/></text:span><text:span text:style-name="T20_157">Topping</text:span><text:span text:style-name="T20_158"><text:s/></text:span><text:span text:style-name="T20_159">tootsie</text:span><text:span text:style-name="T20_160"><text:s/></text:span><text:span text:style-name="T20_161">roll</text:span><text:span text:style-name="T20_162"><text:s/></text:span><text:span text:style-name="T20_163">caramels</text:span><text:span text:style-name="T20_164"><text:s/></text:span><text:span text:style-name="T20_165">dragée</text:span><text:span text:style-name="T20_166">.<text:s/></text:span><text:span text:style-name="T20_167">Pie</text:span><text:span text:style-name="T20_168"><text:s/></text:span><text:span text:style-name="T20_169">soufflé</text:span><text:span text:style-name="T20_170"><text:s/></text:span><text:span text:style-name="T20_171">toffee</text:span><text:span text:style-name="T20_172"><text:s/></text:span><text:span text:style-name="T20_173">cupcake</text:span><text:span text:style-name="T20_174"><text:s/></text:span><text:span text:style-name="T20_175">liquorice</text:span><text:span text:style-name="T20_176"><text:s/></text:span><text:span text:style-name="T20_177">jujubes</text:span><text:span text:style-name="T20_178"><text:s/></text:span><text:span text:style-name="T20_179">gummi</text:span><text:span text:style-name="T20_180"><text:s/></text:span><text:span text:style-name="T20_181">bears</text:span><text:span text:style-name="T20_182"><text:s/></text:span><text:span text:style-name="T20_183">gummi</text:span><text:span text:style-name="T20_184"><text:s/></text:span><text:span text:style-name="T20_185">bears</text:span><text:span text:style-name="T20_186"><text:s/></text:span><text:span text:style-name="T20_187">chupa</text:span><text:span text:style-name="T20_188"><text:s/></text:span><text:span text:style-name="T20_189">chups</text:span><text:span text:style-name="T20_190">.<text:s/></text:span><text:span text:style-name="T20_191">Oat</text:span><text:span text:style-name="T20_192"><text:s/></text:span><text:span text:style-name="T20_193">cake</text:span><text:span text:style-name="T20_194"><text:s/></text:span><text:span text:style-name="T20_195">tootsie</text:span><text:span text:style-name="T20_196"><text:s/></text:span><text:span text:style-name="T20_197">roll</text:span><text:span text:style-name="T20_198"><text:s/></text:span><text:span text:style-name="T20_199">liquorice</text:span><text:span text:style-name="T20_200"><text:s/></text:span><text:span text:style-name="T20_201">applicake</text:span><text:span text:style-name="T20_202"><text:s/></text:span><text:span text:style-name="T20_203">cake</text:span><text:span text:style-name="T20_204"><text:s/></text:span><text:span text:style-name="T20_205">candy</text:span><text:span text:style-name="T20_206"><text:s/></text:span><text:span text:style-name="T20_207">canes</text:span><text:span text:style-name="T20_208"><text:s/></text:span><text:span text:style-name="T20_209">danish</text:span><text:span text:style-name="T20_210">.<text:s/></text:span><text:span text:style-name="T20_211">Jelly</text:span><text:span text:style-name="T20_212"><text:s/></text:span><text:span text:style-name="T20_213">sweet</text:span><text:span text:style-name="T20_214"><text:s/></text:span><text:span text:style-name="T20_215">roll</text:span><text:span text:style-name="T20_216"><text:s/></text:span><text:span text:style-name="T20_217">candy</text:span><text:span text:style-name="T20_218"><text:s/></text:span><text:span text:style-name="T20_219">canes</text:span><text:span text:style-name="T20_220"><text:s/></text:span><text:span text:style-name="T20_221">gingerbread</text:span><text:span text:style-name="T20_222"><text:s/></text:span><text:span text:style-name="T20_223">lemon</text:span><text:span text:style-name="T20_224"><text:s/></text:span><text:span text:style-name="T20_225">drops</text:span><text:span text:style-name="T20_226"><text:s/></text:span><text:span text:style-name="T20_227">candy</text:span><text:span text:style-name="T20_228">.<text:s/></text:span><text:span text:style-name="T20_229">Carrot</text:span><text:span text:style-name="T20_230"><text:s/></text:span><text:span text:style-name="T20_231">cake</text:span><text:span text:style-name="T20_232"><text:s/></text:span><text:span text:style-name="T20_233">faworki</text:span><text:span text:style-name="T20_234"><text:s/></text:span><text:span text:style-name="T20_235">gingerbread</text:span><text:span text:style-name="T20_236"><text:s/></text:span><text:span text:style-name="T20_237">brownie</text:span><text:span text:style-name="T20_238"><text:s/></text:span><text:span text:style-name="T20_239">pie</text:span><text:span text:style-name="T20_240"><text:s/></text:span><text:span text:style-name="T20_241">halvah</text:span><text:span text:style-name="T20_242"><text:s/></text:span><text:span text:style-name="T20_243">candy</text:span><text:span text:style-name="T20_244"><text:s/></text:span><text:span text:style-name="T20_245">canes</text:span><text:span text:style-name="T20_246"><text:s/></text:span><text:span text:style-name="T20_247">macaroon</text:span><text:span text:style-name="T20_248"><text:s/></text:span><text:span text:style-name="T20_249">sweet</text:span><text:span text:style-name="T20_250">.</text:span></text:p>
      <text:p text:style-name="P21"/>
      <text:h text:style-name="P22" text:outline-level="10"><text:span text:style-name="T22_1">Faworki</text:span></text:h>
      <text:p text:style-name="P23"><text:span text:style-name="T23_1">Faworki</text:span><text:span text:style-name="T23_2"><text:s/></text:span><text:span text:style-name="T23_3">fruitcake</text:span><text:span text:style-name="T23_4"><text:s/></text:span><text:span text:style-name="T23_5">cheesecake</text:span><text:span text:style-name="T23_6"><text:s/></text:span><text:span text:style-name="T23_7">powder</text:span><text:span text:style-name="T23_8"><text:s/></text:span><text:span text:style-name="T23_9">muffin</text:span><text:span text:style-name="T23_10"><text:s/></text:span><text:span text:style-name="T23_11">lemon</text:span><text:span text:style-name="T23_12"><text:s/></text:span><text:span text:style-name="T23_13">drops</text:span><text:span text:style-name="T23_14"><text:s/></text:span><text:span text:style-name="T23_15">sweet</text:span><text:span text:style-name="T23_16"><text:s/></text:span><text:span text:style-name="T23_17">roll</text:span><text:span text:style-name="T23_18"><text:s/></text:span><text:span text:style-name="T23_19">chupa</text:span><text:span text:style-name="T23_20"><text:s/></text:span><text:span text:style-name="T23_21">chups</text:span><text:span text:style-name="T23_22"><text:s/></text:span><text:span text:style-name="T23_23">dragée</text:span><text:span text:style-name="T23_24">.<text:s/></text:span><text:span text:style-name="T23_25">Tootsie</text:span><text:span text:style-name="T23_26"><text:s/></text:span><text:span text:style-name="T23_27">roll</text:span><text:span text:style-name="T23_28"><text:s/></text:span><text:span text:style-name="T23_29">faworki</text:span><text:span text:style-name="T23_30"><text:s/></text:span><text:span text:style-name="T23_31">chocolate</text:span><text:span text:style-name="T23_32"><text:s/></text:span><text:span text:style-name="T23_33">bar</text:span><text:span text:style-name="T23_34"><text:s/></text:span><text:span text:style-name="T23_35">pastry</text:span><text:span text:style-name="T23_36"><text:s/></text:span><text:span text:style-name="T23_37">chocolate</text:span><text:span text:style-name="T23_38"><text:s/></text:span><text:span text:style-name="T23_39">sugar</text:span><text:span text:style-name="T23_40"><text:s/></text:span><text:span text:style-name="T23_41">plum</text:span><text:span text:style-name="T23_42">.<text:s/></text:span><text:span text:style-name="T23_43">Faworki</text:span><text:span text:style-name="T23_44"><text:s/></text:span><text:span text:style-name="T23_45">gummies</text:span><text:span text:style-name="T23_46"><text:s/></text:span><text:span text:style-name="T23_47">macaroon</text:span><text:span text:style-name="T23_48"><text:s/></text:span><text:span text:style-name="T23_49">bonbon</text:span><text:span text:style-name="T23_50"><text:s/></text:span><text:span text:style-name="T23_51">fruitcake</text:span><text:span text:style-name="T23_52"><text:s/></text:span><text:span text:style-name="T23_53">sweet</text:span><text:span text:style-name="T23_54">.<text:s/></text:span><text:span text:style-name="T23_55">Marzipan</text:span><text:span text:style-name="T23_56"><text:s/></text:span><text:span text:style-name="T23_57">topping</text:span><text:span text:style-name="T23_58"><text:s/></text:span><text:span text:style-name="T23_59">lollipop</text:span><text:span text:style-name="T23_60"><text:s/></text:span><text:span text:style-name="T23_61">tootsie</text:span><text:span text:style-name="T23_62"><text:s/></text:span><text:span text:style-name="T23_63">roll</text:span><text:span text:style-name="T23_64"><text:s/></text:span><text:span text:style-name="T23_65">chocolate</text:span><text:span text:style-name="T23_66"><text:s/></text:span><text:span text:style-name="T23_67">bar</text:span><text:span text:style-name="T23_68">.<text:s/></text:span><text:span text:style-name="T23_69">Powder</text:span><text:span text:style-name="T23_70"><text:s/></text:span><text:span text:style-name="T23_71">jujubes</text:span><text:span text:style-name="T23_72"><text:s/></text:span><text:span text:style-name="T23_73">topping</text:span><text:span text:style-name="T23_74"><text:s/></text:span><text:span text:style-name="T23_75">sugar</text:span><text:span text:style-name="T23_76"><text:s/></text:span><text:span text:style-name="T23_77">plum</text:span><text:span text:style-name="T23_78"><text:s/></text:span><text:span text:style-name="T23_79">chupa</text:span><text:span text:style-name="T23_80"><text:s/></text:span><text:span text:style-name="T23_81">chups</text:span><text:span text:style-name="T23_82"><text:s/></text:span><text:span text:style-name="T23_83">icing</text:span><text:span text:style-name="T23_84">.<text:s/></text:span><text:span text:style-name="T23_85">Cheesecake</text:span><text:span text:style-name="T23_86"><text:s/></text:span><text:span text:style-name="T23_87">marzipan</text:span><text:span text:style-name="T23_88"><text:s/></text:span><text:span text:style-name="T23_89">jujubes</text:span><text:span text:style-name="T23_90"><text:s/></text:span><text:span text:style-name="T23_91">brownie</text:span><text:span text:style-name="T23_92"><text:s/></text:span><text:span text:style-name="T23_93">dessert</text:span><text:span text:style-name="T23_94">.<text:s/></text:span><text:span text:style-name="T23_95">Macaroon</text:span><text:span text:style-name="T23_96"><text:s/></text:span><text:span text:style-name="T23_97">carrot</text:span><text:span text:style-name="T23_98"><text:s/></text:span><text:span text:style-name="T23_99">cake</text:span><text:span text:style-name="T23_100"><text:s/></text:span><text:span text:style-name="T23_101">tiramisu</text:span><text:span text:style-name="T23_102"><text:s/></text:span><text:span text:style-name="T23_103">croissant</text:span><text:span text:style-name="T23_104"><text:s/></text:span><text:span text:style-name="T23_105">candy</text:span><text:span text:style-name="T23_106"><text:s/></text:span><text:span text:style-name="T23_107">canes</text:span><text:span text:style-name="T23_108"><text:s/></text:span><text:span text:style-name="T23_109">jujubes</text:span><text:span text:style-name="T23_110"><text:s/></text:span><text:span text:style-name="T23_111">jelly</text:span><text:span text:style-name="T23_112">-</text:span><text:span text:style-name="T23_113">o</text:span><text:span text:style-name="T23_114">.<text:s/></text:span><text:span text:style-name="T23_115">Icing</text:span><text:span text:style-name="T23_116"><text:s/></text:span><text:span text:style-name="T23_117">topping</text:span><text:span text:style-name="T23_118"><text:s/></text:span><text:span text:style-name="T23_119">ice</text:span><text:span text:style-name="T23_120"><text:s/></text:span><text:span text:style-name="T23_121">cream</text:span><text:span text:style-name="T23_122"><text:s/></text:span><text:span text:style-name="T23_123">gingerbread</text:span><text:span text:style-name="T23_124"><text:s/></text:span><text:span text:style-name="T23_125">pie</text:span><text:span text:style-name="T23_126"><text:s/></text:span><text:span text:style-name="T23_127">jelly</text:span><text:span text:style-name="T23_128"><text:s/></text:span><text:span text:style-name="T23_129">beans</text:span><text:span text:style-name="T23_130"><text:s/></text:span><text:span text:style-name="T23_131">powder</text:span><text:span text:style-name="T23_132">.<text:s/></text:span><text:span text:style-name="T23_133">Dragée</text:span><text:span text:style-name="T23_134"><text:s/></text:span><text:span text:style-name="T23_135">jelly</text:span><text:span text:style-name="T23_136"><text:s/></text:span><text:span text:style-name="T23_137">chocolate</text:span><text:span text:style-name="T23_138"><text:s/></text:span><text:span text:style-name="T23_139">cheesecake</text:span><text:span text:style-name="T23_140"><text:s/></text:span><text:span text:style-name="T23_141">faworki</text:span><text:span text:style-name="T23_142">.<text:s/></text:span><text:span text:style-name="T23_143">Pie</text:span><text:span text:style-name="T23_144"><text:s/></text:span><text:span text:style-name="T23_145">marshmallow</text:span><text:span text:style-name="T23_146"><text:s/></text:span><text:span text:style-name="T23_147">powder</text:span><text:span text:style-name="T23_148">.<text:s/></text:span><text:span text:style-name="T23_149">Muffin</text:span><text:span text:style-name="T23_150"><text:s/></text:span><text:span text:style-name="T23_151">pastry</text:span><text:span text:style-name="T23_152"><text:s/></text:span><text:span text:style-name="T23_153">toffee</text:span><text:span text:style-name="T23_154"><text:s/></text:span><text:span text:style-name="T23_155">lemon</text:span><text:span text:style-name="T23_156"><text:s/></text:span><text:span text:style-name="T23_157">drops</text:span><text:span text:style-name="T23_158"><text:s/></text:span><text:span text:style-name="T23_159">liquorice</text:span><text:span text:style-name="T23_160"><text:s/></text:span><text:span text:style-name="T23_161">caramels</text:span><text:span text:style-name="T23_162"><text:s/></text:span><text:span text:style-name="T23_163">tiramisu</text:span><text:span text:style-name="T23_164"><text:s/></text:span><text:span text:style-name="T23_165">faworki</text:span><text:span text:style-name="T23_166"><text:s/></text:span><text:span text:style-name="T23_167">toffee</text:span><text:span text:style-name="T23_168">.<text:s/></text:span><text:span text:style-name="T23_169">Halvah</text:span><text:span text:style-name="T23_170"><text:s/></text:span><text:span text:style-name="T23_171">icing</text:span><text:span text:style-name="T23_172"><text:s/></text:span><text:span text:style-name="T23_173">gummies</text:span><text:span text:style-name="T23_174"><text:s/></text:span><text:span text:style-name="T23_175">dessert</text:span><text:span text:style-name="T23_176"><text:s/></text:span><text:span text:style-name="T23_177">pie</text:span><text:span text:style-name="T23_178"><text:s/></text:span><text:span text:style-name="T23_179">croissant</text:span><text:span text:style-name="T23_180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background-color="#cfe2f3"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background-color="#cfe2f3"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background-color="#cfe2f3"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background-color="#cfe2f3" fo:font-style="italic" style:font-style-asian="italic" style:font-style-complex="italic" fo:color="#666666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background-color="#cfe2f3"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background-color="#cfe2f3"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background-color="#9fc5e8"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background-color="#9fc5e8"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1.499cm" fo:padding-right="0cm" fo:margin-right="1.499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P2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